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style:text-underline-style="none" fo:font-weight="normal" officeooo:rsid="0017b539" officeooo:paragraph-rsid="0017b539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3pt" fo:font-style="normal" style:text-underline-style="none" fo:font-weight="normal" officeooo:rsid="0017b539" officeooo:paragraph-rsid="0017b539" style:font-size-asian="11.3500003814697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text-properties fo:font-size="13pt" fo:font-style="normal" style:text-underline-style="none" fo:font-weight="normal" officeooo:rsid="0017b539" officeooo:paragraph-rsid="001da886" style:font-size-asian="11.3500003814697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text-properties fo:font-size="13pt" fo:font-style="normal" style:text-underline-style="none" fo:font-weight="normal" officeooo:rsid="0017b539" officeooo:paragraph-rsid="001df1d7" style:font-size-asian="11.3500003814697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3pt" fo:font-style="normal" style:text-underline-style="none" fo:font-weight="normal" officeooo:rsid="0018fdbb" officeooo:paragraph-rsid="0018fdbb" style:font-size-asian="11.3500003814697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text-properties fo:font-size="13pt" fo:font-style="normal" style:text-underline-style="none" fo:font-weight="normal" officeooo:rsid="0019d603" officeooo:paragraph-rsid="0019d603" style:font-size-asian="11.3500003814697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style:text-underline-style="none" fo:font-weight="normal" officeooo:rsid="001ab397" officeooo:paragraph-rsid="001df1d7" style:font-size-asian="11.3500003814697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text-properties fo:font-size="13pt" fo:font-style="normal" style:text-underline-style="none" fo:font-weight="normal" officeooo:rsid="001d911a" officeooo:paragraph-rsid="001da886" style:font-size-asian="11.3500003814697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text-properties fo:font-size="13pt" fo:font-style="normal" style:text-underline-style="none" fo:font-weight="normal" officeooo:rsid="001da886" officeooo:paragraph-rsid="001da886" style:font-size-asian="11.3500003814697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text-properties fo:font-size="13pt" fo:font-style="normal" style:text-underline-style="none" fo:font-weight="normal" officeooo:rsid="001da886" officeooo:paragraph-rsid="001e28bb" style:font-size-asian="11.3500003814697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text-properties fo:font-size="13pt" fo:font-style="normal" style:text-underline-style="none" fo:font-weight="normal" officeooo:rsid="001df1d7" officeooo:paragraph-rsid="001df1d7" style:font-size-asian="11.3500003814697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text-properties fo:font-size="13pt" fo:font-style="normal" style:text-underline-style="none" fo:font-weight="normal" officeooo:rsid="001e28bb" officeooo:paragraph-rsid="001e28bb" style:font-size-asian="11.3500003814697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17b539" officeooo:paragraph-rsid="0017b539" style:font-size-asian="11.3500003814697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text-properties officeooo:paragraph-rsid="0018fdbb"/>
    </style:style>
    <style:style style:name="P15" style:family="paragraph" style:parent-style-name="Standard">
      <style:text-properties officeooo:paragraph-rsid="0017b539"/>
    </style:style>
    <style:style style:name="P16" style:family="paragraph" style:parent-style-name="Standard">
      <style:text-properties officeooo:paragraph-rsid="001da886"/>
    </style:style>
    <style:style style:name="P17" style:family="paragraph" style:parent-style-name="Standard" style:master-page-name="">
      <loext:graphic-properties draw:fill="none"/>
      <style:paragraph-properties fo:margin-left="0cm" fo:margin-right="-0.499cm" fo:text-indent="0cm" style:auto-text-indent="false" style:page-number="auto" fo:background-color="transparent"/>
      <style:text-properties fo:font-size="13pt" fo:font-style="normal" style:text-underline-style="none" fo:font-weight="normal" officeooo:rsid="0017b539" officeooo:paragraph-rsid="0017b539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size="14pt" fo:font-style="normal" style:text-underline-style="none" fo:font-weight="normal" officeooo:rsid="0017b539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size="14pt" fo:font-style="normal" style:text-underline-style="none" fo:font-weight="normal" officeooo:rsid="0019d603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13pt" fo:font-style="normal" style:text-underline-style="none" fo:font-weight="normal" officeooo:rsid="0018fdbb" style:font-size-asian="11.3500003814697pt" style:font-style-asian="normal" style:font-weight-asian="normal" style:font-size-complex="13pt" style:font-style-complex="normal" style:font-weight-complex="normal"/>
    </style:style>
    <style:style style:name="T4" style:family="text">
      <style:text-properties fo:font-size="13pt" fo:font-style="normal" style:text-underline-style="none" fo:font-weight="normal" officeooo:rsid="0017b539" style:font-size-asian="11.3500003814697pt" style:font-style-asian="normal" style:font-weight-asian="normal" style:font-size-complex="13pt" style:font-style-complex="normal" style:font-weight-complex="normal"/>
    </style:style>
    <style:style style:name="T5" style:family="text">
      <style:text-properties fo:font-size="13pt" fo:font-style="normal" style:text-underline-style="none" fo:font-weight="normal" officeooo:rsid="001da886" style:font-size-asian="11.3500003814697pt" style:font-style-asian="normal" style:font-weight-asian="normal" style:font-size-complex="13pt" style:font-style-complex="normal" style:font-weight-complex="normal"/>
    </style:style>
    <style:style style:name="T6" style:family="text">
      <style:text-properties officeooo:rsid="0019d603"/>
    </style:style>
    <style:style style:name="T7" style:family="text">
      <style:text-properties officeooo:rsid="001ab397"/>
    </style:style>
    <style:style style:name="T8" style:family="text">
      <style:text-properties officeooo:rsid="001d911a"/>
    </style:style>
    <style:style style:name="T9" style:family="text">
      <style:text-properties officeooo:rsid="001da886"/>
    </style:style>
    <style:style style:name="T10" style:family="text">
      <style:text-properties officeooo:rsid="001df1d7"/>
    </style:style>
    <style:style style:name="T11" style:family="text">
      <style:text-properties officeooo:rsid="001e28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hme : <text:s/>Le nombre mystérieux</text:p>
      <text:p text:style-name="P15"><text:span text:style-name="T1">Variables : </text:span><text:span text:style-name="T2">Chaînes de caractères : nom1, nom2</text:span></text:p>
      <text:p text:style-name="P1"/>
      <text:p text:style-name="P13">Début</text:p>
      <text:p text:style-name="P5">Afficher « Le premier joueur rentre son prénom »</text:p>
      <text:p text:style-name="P5">Saisir nom1</text:p>
      <text:p text:style-name="P14"><text:span text:style-name="T3">Afficher « Le deuxième joueur rentre son prénom »</text:span></text:p>
      <text:p text:style-name="P5">Saisir nom2</text:p>
      <text:p text:style-name="P12">Répéter</text:p>
      <text:p text:style-name="P5"><text:tab/>Afficher nom1,<text:span text:style-name="T6"> «, choisi un nombre entre 1 et 100 </text:span><text:span text:style-name="T11">( si le nombre n’est pas compris dans cette intervalle, vous devrez recommencer ) </text:span><text:span text:style-name="T6">»</text:span></text:p>
      <text:p text:style-name="P6"><text:tab/>Saisir nbmyst</text:p>
      <text:p text:style-name="P12">Jusqu’a nbmyst &lt; 101 et nbmyst &gt; 0</text:p>
      <text:p text:style-name="P9">compteur ← 0</text:p>
      <text:p text:style-name="P10"><text:span text:style-name="T10">T</text:span>ant que compteur &lt; 1<text:span text:style-name="T11">0</text:span> <text:span text:style-name="T10">et </text:span><text:span text:style-name="T8">nbmyst != nbtest</text:span></text:p>
      <text:p text:style-name="P10"><text:span text:style-name="T7">Afficher nom2, « </text:span><text:span text:style-name="T11">E</text:span><text:span text:style-name="T7">ssayer de deviner le nombre mystère (1-100) »</text:span></text:p>
      <text:p text:style-name="P7">Saisir nbtest</text:p>
      <text:p text:style-name="P8">Si nbmyst = nbtest alors <text:span text:style-name="T9">compteur←compteur + 1</text:span></text:p>
      <text:p text:style-name="P17"><text:tab/><text:tab/><text:tab/> <text:s text:c="6"/><text:span text:style-name="T8">afficher « </text:span><text:span text:style-name="T9">Bien joué, »,</text:span><text:span text:style-name="T10">nom2,</text:span><text:span text:style-name="T9">« tu as réussi en »,compteur, «essai</text:span><text:span text:style-name="T10">(</text:span><text:span text:style-name="T9">s</text:span><text:span text:style-name="T10">)</text:span><text:span text:style-name="T9"> !» </text:span></text:p>
      <text:p text:style-name="P2"><text:tab/><text:tab/> <text:s text:c="8"/><text:span text:style-name="T9">sinon si nbmyst &lt; nbtest alors afficher « Trop haut ! »</text:span></text:p>
      <text:p text:style-name="P3"><text:tab/><text:tab/><text:tab/><text:tab/><text:tab/><text:tab/><text:tab/> <text:s text:c="2"/><text:span text:style-name="T9">compteur←compteur + 1</text:span></text:p>
      <text:p text:style-name="P16"><text:span text:style-name="T4"><text:tab/><text:tab/><text:tab/><text:tab/><text:tab/><text:tab/> <text:s text:c="4"/></text:span><text:span text:style-name="T5">sinon afficher « Trop bas ! »</text:span></text:p>
      <text:p text:style-name="P4"><text:span text:style-name="T10"><text:tab/><text:tab/><text:tab/> <text:s text:c="6"/>Fsi <text:s text:c="34"/></text:span><text:span text:style-name="T9">compteur←compteur + 1</text:span></text:p>
      <text:p text:style-name="P4"><text:span text:style-name="T10">Fsi</text:span></text:p>
      <text:p text:style-name="P11">Fin tant que</text:p>
      <text:p text:style-name="P2"/>
      <text:p text:style-name="P2"/>
      <text:p text:style-name="P13">Fi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4T13:58:51.133000000</meta:creation-date>
    <dc:date>2020-11-24T16:51:21.009000000</dc:date>
    <meta:editing-duration>PT1H7M45S</meta:editing-duration>
    <meta:editing-cycles>1</meta:editing-cycles>
    <meta:document-statistic meta:table-count="0" meta:image-count="0" meta:object-count="0" meta:page-count="1" meta:paragraph-count="24" meta:word-count="148" meta:character-count="875" meta:non-whitespace-character-count="661"/>
    <meta:generator>LibreOffice/6.4.1.2$Windows_X86_64 LibreOffice_project/4d224e95b98b138af42a64d84056446d09082932</meta:generator>
  </office:meta>
</office:document-meta>
</file>